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1.7717in"/>
    </style:style>
    <style:style style:name="co5" style:family="table-column">
      <style:table-column-properties fo:break-before="auto" style:column-width="0.4827in"/>
    </style:style>
    <style:style style:name="co6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70"/>
    <style:style style:name="ce4" style:family="table-cell" style:parent-style-name="Default" style:data-style-name="N136"/>
    <style:style style:name="ce5" style:family="table-cell" style:parent-style-name="Default" style:data-style-name="N135"/>
    <style:style style:name="ce6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8" style:family="table-cell" style:parent-style-name="Default" style:data-style-name="N71"/>
    <style:style style:name="ce9" style:family="table-cell" style:parent-style-name="Default" style:data-style-name="N128"/>
    <style:style style:name="ce10" style:family="table-cell" style:parent-style-name="Default" style:data-style-name="N137"/>
    <style:style style:name="ce11" style:family="table-cell" style:parent-style-name="Default" style:data-style-name="N139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/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J</text:p>
          </table:table-cell>
          <table:table-cell/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string">
            <text:p>not </text:p>
          </table:table-cell>
          <table:table-cell office:value-type="string">
            <text:p>it</text:p>
          </table:table-cell>
          <table:table-cell office:value-type="string">
            <text:p>good</text:p>
          </table:table-cell>
        </table:table-row>
        <table:table-row table:style-name="ro1">
          <table:table-cell/>
          <table:table-cell table:style-name="ce1" office:value-type="string">
            <text:p>N </text:p>
          </table:table-cell>
          <table:table-cell table:style-name="ce3" table:formula="of:=1/8" office:value-type="float" office:value="0.125">
            <text:p><text:s/>1/8</text:p>
          </table:table-cell>
          <table:table-cell/>
          <table:table-cell table:style-name="ce8" table:formula="of:=3/10" office:value-type="float" office:value="0.3">
            <text:p><text:s text:c="2"/>3/10</text:p>
          </table:table-cell>
          <table:table-cell table:style-name="ce8" table:formula="of:=1/10" office:value-type="float" office:value="0.1">
            <text:p><text:s text:c="2"/>1/10</text:p>
          </table:table-cell>
          <table:table-cell table:style-name="ce8" table:formula="of:=4/10" office:value-type="float" office:value="0.4">
            <text:p><text:s text:c="2"/>2/ 5</text:p>
          </table:table-cell>
          <table:table-cell table:style-name="ce8" table:formula="of:=2/10" office:value-type="float" office:value="0.2">
            <text:p><text:s text:c="2"/>1/ 5</text:p>
          </table:table-cell>
          <table:table-cell/>
          <table:table-cell table:style-name="ce8" table:formula="of:=5/13" office:value-type="float" office:value="0.384615384615385">
            <text:p><text:s text:c="2"/>5/13</text:p>
          </table:table-cell>
          <table:table-cell table:style-name="ce8" table:formula="of:=1/13" office:value-type="float" office:value="0.0769230769230769">
            <text:p><text:s text:c="2"/>1/13</text:p>
          </table:table-cell>
          <table:table-cell table:style-name="ce8" table:formula="of:=3/13" office:value-type="float" office:value="0.230769230769231">
            <text:p><text:s text:c="2"/>3/13</text:p>
          </table:table-cell>
          <table:table-cell table:style-name="ce8" table:formula="of:=3/13" office:value-type="float" office:value="0.230769230769231">
            <text:p><text:s text:c="2"/>3/13</text:p>
          </table:table-cell>
          <table:table-cell table:style-name="ce8" table:formula="of:=1/13" office:value-type="float" office:value="0.0769230769230769">
            <text:p><text:s text:c="2"/>1/1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table:style-name="ce3" table:formula="of:=3/8" office:value-type="float" office:value="0.375">
            <text:p><text:s/>3/8</text:p>
          </table:table-cell>
          <table:table-cell/>
          <table:table-cell table:style-name="ce8" office:value-type="float" office:value="0.5">
            <text:p><text:s text:c="2"/>1/ 2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/>
          <table:table-cell table:style-name="ce8" table:formula="of:=3/7" office:value-type="float" office:value="0.428571428571429">
            <text:p><text:s text:c="2"/>3/ 7</text:p>
          </table:table-cell>
          <table:table-cell table:style-name="ce8" table:formula="of:=1/7" office:value-type="float" office:value="0.142857142857143">
            <text:p><text:s text:c="2"/>1/ 7</text:p>
          </table:table-cell>
          <table:table-cell table:style-name="ce8" table:formula="of:=1/7" office:value-type="float" office:value="0.142857142857143">
            <text:p><text:s text:c="2"/>1/ 7</text:p>
          </table:table-cell>
          <table:table-cell table:style-name="ce8" table:formula="of:=1/7" office:value-type="float" office:value="0.142857142857143">
            <text:p><text:s text:c="2"/>1/ 7</text:p>
          </table:table-cell>
          <table:table-cell table:style-name="ce8" table:formula="of:=1/7" office:value-type="float" office:value="0.142857142857143">
            <text:p><text:s text:c="2"/>1/ 7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style-name="ce3" table:formula="of:=3/8" office:value-type="float" office:value="0.375">
            <text:p><text:s/>3/8</text:p>
          </table:table-cell>
          <table:table-cell/>
          <table:table-cell table:style-name="ce8" table:formula="of:=5/9" office:value-type="float" office:value="0.555555555555556">
            <text:p><text:s text:c="2"/>5/ 9</text:p>
          </table:table-cell>
          <table:table-cell table:style-name="ce8" table:formula="of:=1/9" office:value-type="float" office:value="0.111111111111111">
            <text:p><text:s text:c="2"/>1/ 9</text:p>
          </table:table-cell>
          <table:table-cell table:style-name="ce8" table:formula="of:=2/9" office:value-type="float" office:value="0.222222222222222">
            <text:p><text:s text:c="2"/>2/ 9</text:p>
          </table:table-cell>
          <table:table-cell table:style-name="ce8" table:formula="of:=1/9" office:value-type="float" office:value="0.111111111111111">
            <text:p><text:s text:c="2"/>1/ 9</text:p>
          </table:table-cell>
          <table:table-cell/>
          <table:table-cell table:style-name="ce8" table:formula="of:=1/11" office:value-type="float" office:value="0.0909090909090909">
            <text:p><text:s text:c="2"/>1/11</text:p>
          </table:table-cell>
          <table:table-cell table:style-name="ce8" table:formula="of:=7/11" office:value-type="float" office:value="0.636363636363636">
            <text:p><text:s text:c="2"/>7/11</text:p>
          </table:table-cell>
          <table:table-cell table:style-name="ce8" table:formula="of:=1/11" office:value-type="float" office:value="0.0909090909090909">
            <text:p><text:s text:c="2"/>1/11</text:p>
          </table:table-cell>
          <table:table-cell table:style-name="ce8" table:formula="of:=1/11" office:value-type="float" office:value="0.0909090909090909">
            <text:p><text:s text:c="2"/>1/11</text:p>
          </table:table-cell>
          <table:table-cell table:style-name="ce8" table:formula="of:=1/11" office:value-type="float" office:value="0.0909090909090909">
            <text:p><text:s text:c="2"/>1/11</text:p>
          </table:table-cell>
        </table:table-row>
        <table:table-row table:style-name="ro1">
          <table:table-cell/>
          <table:table-cell office:value-type="string">
            <text:p>J</text:p>
          </table:table-cell>
          <table:table-cell table:style-name="ce3" table:formula="of:=1/8" office:value-type="float" office:value="0.125">
            <text:p><text:s/>1/8</text:p>
          </table:table-cell>
          <table:table-cell/>
          <table:table-cell table:number-columns-repeated="4" table:style-name="ce8" office:value-type="float" office:value="0.25">
            <text:p><text:s text:c="2"/>1/ 4</text:p>
          </table:table-cell>
          <table:table-cell/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1/6" office:value-type="float" office:value="0.166666666666667">
            <text:p><text:s text:c="2"/>1/ 6</text:p>
          </table:table-cell>
          <table:table-cell table:style-name="ce8" table:formula="of:=2/6" office:value-type="float" office:value="0.333333333333333">
            <text:p><text:s text:c="2"/>1/ 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string">
            <text:p>GOOD</text:p>
          </table:table-cell>
          <table:table-cell/>
          <table:table-cell office:value-type="string">
            <text:p>delta_i(2) * a_{iN}</text:p>
          </table:table-cell>
          <table:table-cell office:value-type="string">
            <text:p>delta_i(2) * a_{iC}</text:p>
          </table:table-cell>
          <table:table-cell office:value-type="string">
            <text:p>delta_i(2) * a_{iV}</text:p>
          </table:table-cell>
          <table:table-cell office:value-type="string">
            <text:p>delta_i(2) * a_{iJ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N </text:p>
          </table:table-cell>
          <table:table-cell table:style-name="ce4" table:formula="of:=1/8*5/13" office:value-type="float" office:value="0.0480769230769231">
            <text:p><text:s text:c="4"/>5/ 104</text:p>
          </table:table-cell>
          <table:table-cell table:style-name="ce5" table:formula="of:=9/1456" office:value-type="float" office:value="0.00618131868131868">
            <text:p><text:s text:c="3"/>5/809</text:p>
          </table:table-cell>
          <table:table-cell table:style-name="ce4" table:formula="of:=[.$N4]*MAX([.G$17:.G$20])" office:value-type="float" office:value="0.000728438228438228">
            <text:p><text:s text:c="4"/>7/9999</text:p>
          </table:table-cell>
          <table:table-cell table:style-name="ce10"/>
          <table:table-cell table:style-name="ce10" table:formula="of:=[.$C11]*[.E4]" office:value-type="float" office:value="0.0144230769230769">
            <text:p><text:s text:c="6"/>3/ <text:s text:c="2"/>208</text:p>
          </table:table-cell>
          <table:table-cell table:style-name="ce10" table:formula="of:=[.$C11]*[.F4]" office:value-type="float" office:value="0.00480769230769231">
            <text:p><text:s text:c="6"/>1/ <text:s text:c="2"/>208</text:p>
          </table:table-cell>
          <table:table-cell table:style-name="ce10" table:formula="of:=[.$C11]*[.G4]" office:value-type="float" office:value="0.0192307692307692">
            <text:p><text:s text:c="6"/>1/ <text:s text:c="3"/>52</text:p>
          </table:table-cell>
          <table:table-cell table:style-name="ce10" table:formula="of:=[.$C11]*[.H4]" office:value-type="float" office:value="0.00961538461538462">
            <text:p><text:s text:c="6"/>1/ <text:s text:c="2"/>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table:style-name="ce4" table:formula="of:=[.C5]*[.J5]" office:value-type="float" office:value="0.160714285714286">
            <text:p><text:s text:c="4"/>9/ <text:s/>56</text:p>
          </table:table-cell>
          <table:table-cell table:style-name="ce5" table:formula="of:=[.$K5]*MAX([.H$11:.H$14])" office:value-type="float" office:value="0.0038265306122449">
            <text:p><text:s text:c="3"/>3/784</text:p>
          </table:table-cell>
          <table:table-cell table:style-name="ce4" table:formula="of:=[.$N5]*MAX([.H$17:.H$20])" office:value-type="float" office:value="0.00027056277056277">
            <text:p><text:s text:c="4"/>1/3333</text:p>
          </table:table-cell>
          <table:table-cell table:style-name="ce10"/>
          <table:table-cell table:style-name="ce10" table:formula="of:=[.$C12]*[.E5]" office:value-type="float" office:value="0.0803571428571429">
            <text:p><text:s text:c="6"/>9/ <text:s text:c="2"/>112</text:p>
          </table:table-cell>
          <table:table-cell table:style-name="ce10" table:formula="of:=[.$C12]*[.F5]" office:value-type="float" office:value="0.0267857142857143">
            <text:p><text:s text:c="6"/>3/ <text:s text:c="2"/>112</text:p>
          </table:table-cell>
          <table:table-cell table:style-name="ce10" table:formula="of:=[.$C12]*[.G5]" office:value-type="float" office:value="0.0267857142857143">
            <text:p><text:s text:c="6"/>3/ <text:s text:c="2"/>112</text:p>
          </table:table-cell>
          <table:table-cell table:style-name="ce10" table:formula="of:=[.$C12]*[.H5]" office:value-type="float" office:value="0.0267857142857143">
            <text:p><text:s text:c="6"/>3/ <text:s text:c="2"/>1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style-name="ce4" table:formula="of:=[.C6]*[.J6]" office:value-type="float" office:value="0.0340909090909091">
            <text:p><text:s text:c="4"/>3/ <text:s/>88</text:p>
          </table:table-cell>
          <table:table-cell table:style-name="ce4" table:formula="of:=[.$K6]*MAX([.I$11:.I$14])" office:value-type="float" office:value="0.0170454545454545">
            <text:p><text:s text:c="4"/>3/ 176</text:p>
          </table:table-cell>
          <table:table-cell table:style-name="ce4" table:formula="of:=[.$N6]*MAX([.I$17:.I$20])" office:value-type="float" office:value="0.00034435261707989">
            <text:p><text:s text:c="4"/>1/3333</text:p>
          </table:table-cell>
          <table:table-cell table:style-name="ce10"/>
          <table:table-cell table:style-name="ce10" table:formula="of:=[.$C13]*[.E6]" office:value-type="float" office:value="0.0189393939393939">
            <text:p><text:s text:c="6"/>5/ <text:s text:c="2"/>264</text:p>
          </table:table-cell>
          <table:table-cell table:style-name="ce10" table:formula="of:=[.$C13]*[.F6]" office:value-type="float" office:value="0.00378787878787879">
            <text:p><text:s text:c="6"/>1/ <text:s text:c="2"/>264</text:p>
          </table:table-cell>
          <table:table-cell table:style-name="ce10" table:formula="of:=[.$C13]*[.G6]" office:value-type="float" office:value="0.00757575757575758">
            <text:p><text:s text:c="6"/>1/ <text:s text:c="2"/>132</text:p>
          </table:table-cell>
          <table:table-cell table:style-name="ce10" table:formula="of:=[.$C13]*[.H6]" office:value-type="float" office:value="0.00378787878787879">
            <text:p><text:s text:c="6"/>1/ <text:s text:c="2"/>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</text:p>
          </table:table-cell>
          <table:table-cell table:style-name="ce4" table:formula="of:=[.C7]*[.J7]" office:value-type="float" office:value="0.0208333333333333">
            <text:p><text:s text:c="4"/>1/ <text:s/>48</text:p>
          </table:table-cell>
          <table:table-cell table:style-name="ce4" table:formula="of:=[.$K7]*MAX([.J$11:.J$14])" office:value-type="float" office:value="0.00446428571428571">
            <text:p><text:s text:c="4"/>1/ 224</text:p>
          </table:table-cell>
          <table:table-cell table:style-name="ce4" table:formula="of:=[.$N7]*MAX([.J$17:.J$20])" office:value-type="float" office:value="0.000631313131313131">
            <text:p><text:s text:c="4"/>2/3333</text:p>
          </table:table-cell>
          <table:table-cell table:style-name="ce10"/>
          <table:table-cell table:style-name="ce10" table:formula="of:=[.$C14]*[.E7]" office:value-type="float" office:value="0.00520833333333333">
            <text:p><text:s text:c="6"/>1/ <text:s text:c="2"/>192</text:p>
          </table:table-cell>
          <table:table-cell table:style-name="ce10" table:formula="of:=[.$C14]*[.F7]" office:value-type="float" office:value="0.00520833333333333">
            <text:p><text:s text:c="6"/>1/ <text:s text:c="2"/>192</text:p>
          </table:table-cell>
          <table:table-cell table:style-name="ce10" table:formula="of:=[.$C14]*[.G7]" office:value-type="float" office:value="0.00520833333333333">
            <text:p><text:s text:c="6"/>1/ <text:s text:c="2"/>192</text:p>
          </table:table-cell>
          <table:table-cell table:style-name="ce10" table:formula="of:=[.$C14]*[.H7]" office:value-type="float" office:value="0.00520833333333333">
            <text:p><text:s text:c="6"/>1/ <text:s text:c="2"/>19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string">
            <text:p>GOOD</text:p>
          </table:table-cell>
          <table:table-cell/>
          <table:table-cell office:value-type="string">
            <text:p>delta_i(2) * a_{iN}</text:p>
          </table:table-cell>
          <table:table-cell office:value-type="string">
            <text:p>delta_i(2) * a_{iC}</text:p>
          </table:table-cell>
          <table:table-cell office:value-type="string">
            <text:p>delta_i(2) * a_{iV}</text:p>
          </table:table-cell>
          <table:table-cell office:value-type="string">
            <text:p>delta_i(2) * a_{iJ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480769230769231">
            <text:p><text:s text:c="3"/>5/104</text:p>
          </table:table-cell>
          <table:table-cell table:style-name="ce6" office:value-type="string">
            <text:p>9/1456</text:p>
          </table:table-cell>
          <table:table-cell table:style-name="ce9" office:value-type="float" office:value="0.000728438228438228">
            <text:p>0.00072843822843822800</text:p>
          </table:table-cell>
          <table:table-cell/>
          <table:table-cell table:style-name="ce11" table:formula="of:=27/14560" office:value-type="float" office:value="0.0018543956043956">
            <text:p><text:s/>185/99999</text:p>
          </table:table-cell>
          <table:table-cell table:style-name="ce5" table:formula="of:=[.$D11]*[.F4]" office:value-type="float" office:value="0.000618131868131868">
            <text:p><text:s text:c="3"/>1/999</text:p>
          </table:table-cell>
          <table:table-cell table:style-name="ce5" table:formula="of:=[.$D11]*[.G4]" office:value-type="float" office:value="0.00247252747252747">
            <text:p><text:s text:c="3"/>2/809</text:p>
          </table:table-cell>
          <table:table-cell table:style-name="ce5" table:formula="of:=[.$D11]*[.H4]" office:value-type="float" office:value="0.00123626373626374">
            <text:p><text:s text:c="3"/>1/8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160714285714286">
            <text:p><text:s text:c="3"/>9/ 56</text:p>
          </table:table-cell>
          <table:table-cell table:style-name="ce6" office:value-type="string">
            <text:p>3/784</text:p>
          </table:table-cell>
          <table:table-cell office:value-type="float" office:value="0.00027056277056277">
            <text:p>0.0002705628</text:p>
          </table:table-cell>
          <table:table-cell/>
          <table:table-cell table:style-name="ce4" table:formula="of:=[.$D12]*[.E5]" office:value-type="float" office:value="0.00191326530612245">
            <text:p><text:s text:c="3"/>19/9999</text:p>
          </table:table-cell>
          <table:table-cell table:style-name="ce5" table:formula="of:=[.$D12]*[.F5]" office:value-type="float" office:value="0.000637755102040816">
            <text:p><text:s text:c="3"/>1/999</text:p>
          </table:table-cell>
          <table:table-cell table:style-name="ce5" table:formula="of:=[.$D12]*[.G5]" office:value-type="float" office:value="0.000637755102040816">
            <text:p><text:s text:c="3"/>1/999</text:p>
          </table:table-cell>
          <table:table-cell table:style-name="ce5" table:formula="of:=[.$D12]*[.H5]" office:value-type="float" office:value="0.000637755102040816">
            <text:p><text:s text:c="3"/>1/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340909090909091">
            <text:p><text:s text:c="3"/>3/ 88</text:p>
          </table:table-cell>
          <table:table-cell table:style-name="ce6" office:value-type="string">
            <text:p>3/176</text:p>
          </table:table-cell>
          <table:table-cell office:value-type="float" office:value="0.00034435261707989">
            <text:p>0.0003443526</text:p>
          </table:table-cell>
          <table:table-cell/>
          <table:table-cell table:style-name="ce4" table:formula="of:=[.$D13]*[.E6]" office:value-type="float" office:value="0.00946969696969697">
            <text:p><text:s text:c="4"/>5/ 528</text:p>
          </table:table-cell>
          <table:table-cell table:style-name="ce5" table:formula="of:=[.$D13]*[.F6]" office:value-type="float" office:value="0.00189393939393939">
            <text:p><text:s text:c="3"/>1/528</text:p>
          </table:table-cell>
          <table:table-cell table:style-name="ce5" table:formula="of:=[.$D13]*[.G6]" office:value-type="float" office:value="0.00378787878787879">
            <text:p><text:s text:c="3"/>1/264</text:p>
          </table:table-cell>
          <table:table-cell table:style-name="ce5" table:formula="of:=[.$D13]*[.H6]" office:value-type="float" office:value="0.00189393939393939">
            <text:p><text:s text:c="3"/>1/5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208333333333333">
            <text:p><text:s text:c="3"/>1/ 48</text:p>
          </table:table-cell>
          <table:table-cell table:style-name="ce6" office:value-type="string">
            <text:p>1/224</text:p>
          </table:table-cell>
          <table:table-cell office:value-type="float" office:value="0.000631313131313131">
            <text:p>0.0006313131</text:p>
          </table:table-cell>
          <table:table-cell/>
          <table:table-cell table:style-name="ce4" table:formula="of:=[.$D14]*[.E7]" office:value-type="float" office:value="0.00111607142857143">
            <text:p><text:s text:c="4"/>1/ 909</text:p>
          </table:table-cell>
          <table:table-cell table:style-name="ce5" table:formula="of:=[.$D14]*[.F7]" office:value-type="float" office:value="0.00111607142857143">
            <text:p><text:s text:c="3"/>1/896</text:p>
          </table:table-cell>
          <table:table-cell table:style-name="ce5" table:formula="of:=[.$D14]*[.G7]" office:value-type="float" office:value="0.00111607142857143">
            <text:p><text:s text:c="3"/>1/896</text:p>
          </table:table-cell>
          <table:table-cell table:style-name="ce5" table:formula="of:=[.$D14]*[.H7]" office:value-type="float" office:value="0.00111607142857143">
            <text:p><text:s text:c="3"/>1/89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1456*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11*112" office:value-type="float" office:value="1232">
            <text:p>12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 table:formula="of:=[.D23]/7" office:value-type="float" office:value="176">
            <text:p>17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 table:formula="of:=176*7" office:value-type="float" office:value="1232">
            <text:p>1232</text:p>
          </table:table-cell>
          <table:table-cell/>
          <table:table-cell table:formula="of:=13*112" office:value-type="float" office:value="1456">
            <text:p>1456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 table:number-columns-repeated="8"/>
          <table:table-cell table:formula="of:=6*112" office:value-type="float" office:value="672">
            <text:p>67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I26]/3" office:value-type="float" office:value="224">
            <text:p>224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style-name="ce3"/>
          <table:table-cell table:number-columns-repeated="9"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_N_good" table:base-cell-address="$Sheet1.$N$4" table:cell-range-address="$Sheet1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fraction number:min-integer-digits="0" number:min-numerator-digits="3" number:min-denominator-digits="3"/>
    </number:number-style>
    <number:number-style style:name="N136">
      <number:fraction number:min-integer-digits="0" number:min-numerator-digits="4" number:min-denominator-digits="4"/>
    </number:number-style>
    <number:number-style style:name="N137">
      <number:fraction number:min-integer-digits="0" number:min-numerator-digits="6" number:min-denominator-digits="6"/>
    </number:number-style>
    <number:number-style style:name="N138">
      <number:number number:decimal-places="1" number:min-integer-digits="1"/>
    </number:number-style>
    <number:number-style style:name="N139">
      <number:fraction number:min-integer-digits="0" number:min-numerator-digits="2" number:min-denominator-digits="2"/>
    </number:number-style>
    <number:number-style style:name="N8106" number:language="en" number:country="CA">
      <number:fraction number:min-integer-digits="0" number:min-numerator-digits="3" number:min-denominator-digits="3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10/14/2018</text:date>, <text:time>11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uymont</meta:initial-creator>
    <meta:creation-date>2018-10-12T13:22:31.66</meta:creation-date>
    <dc:date>2018-10-14T11:15:04.08</dc:date>
    <dc:creator>Jonathan Guymont</dc:creator>
    <meta:editing-duration>P1DT4H16M40S</meta:editing-duration>
    <meta:editing-cycles>3</meta:editing-cycles>
    <meta:generator>OpenOffice/4.1.5$Win32 OpenOffice.org_project/415m1$Build-9789</meta:generator>
    <meta:document-statistic meta:table-count="3" meta:cell-count="138" meta:object-count="0"/>
  </office:meta>
</office:document-meta>
</file>